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abda" officeooo:paragraph-rsid="0003abd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abda" officeooo:paragraph-rsid="0003abd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bc86" officeooo:paragraph-rsid="0003bc8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abda" officeooo:paragraph-rsid="0003ab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bc86" officeooo:paragraph-rsid="0003bc8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3bc86" officeooo:paragraph-rsid="0003bc86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433df" officeooo:paragraph-rsid="000433df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33df" officeooo:paragraph-rsid="000433d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41db" officeooo:paragraph-rsid="000541d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cda0" officeooo:paragraph-rsid="0005cda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5cda0" officeooo:paragraph-rsid="0005cda0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5f2d9" fo:background-color="transparent" loext:char-shading-value="0"/>
    </style:style>
    <style:style style:name="T3" style:family="text">
      <style:text-properties fo:font-style="italic" fo:background-color="transparent" loext:char-shading-value="0" style:font-style-asian="italic" style:font-style-complex="italic"/>
    </style:style>
    <style:style style:name="T4" style:family="text">
      <style:text-properties style:text-position="sub 58%" fo:background-color="transparent" loext:char-shading-value="0"/>
    </style:style>
    <style:style style:name="T5" style:family="text">
      <style:text-properties style:text-position="sub 58%" officeooo:rsid="000433df" fo:background-color="transparent" loext:char-shading-value="0"/>
    </style:style>
    <style:style style:name="T6" style:family="text">
      <style:text-properties style:text-position="0% 100%" fo:background-color="transparent" loext:char-shading-value="0"/>
    </style:style>
    <style:style style:name="T7" style:family="text">
      <style:text-properties style:text-position="0% 100%" officeooo:rsid="000433df" fo:background-color="transparent" loext:char-shading-value="0"/>
    </style:style>
    <style:style style:name="T8" style:family="text">
      <style:text-properties style:text-position="0% 100%" officeooo:rsid="000541db" fo:background-color="transparent" loext:char-shading-value="0"/>
    </style:style>
    <style:style style:name="T9" style:family="text">
      <style:text-properties style:text-position="0% 100%" fo:font-weight="normal" fo:background-color="transparent" loext:char-shading-value="0" style:font-weight-asian="normal" style:font-weight-complex="normal"/>
    </style:style>
    <style:style style:name="T10" style:family="text">
      <style:text-properties style:text-position="super 58%" fo:background-color="transparent" loext:char-shading-value="0"/>
    </style:style>
    <style:style style:name="T11" style:family="text">
      <style:text-properties style:text-position="super 58%" officeooo:rsid="000433df" fo:background-color="transparent" loext:char-shading-value="0"/>
    </style:style>
    <style:style style:name="T12" style:family="text">
      <style:text-properties style:text-position="super 58%" officeooo:rsid="000541db" fo:background-color="transparent" loext:char-shading-value="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fo:padding="0.0598in" fo:border="0.79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Qualitative</text:span><text:span text:style-name="T1"> Chemistry</text:span></text:p>
      <text:p text:style-name="P1"><text:span text:style-name="T1"/></text:p>
      <text:p text:style-name="P2"><text:span text:style-name="T1">Solubility:</text:span></text:p>
      <text:p text:style-name="P2"><text:span text:style-name="T1"/></text:p>
      <text:p text:style-name="P4"><text:span text:style-name="T1"><draw:frame draw:style-name="fr1" draw:name="Object1" text:anchor-type="as-char" svg:y="-0.2437in" svg:width="1.5417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; Unit: mole/L or M</text:span></text:p>
      <text:p text:style-name="P4"><text:span text:style-name="T1"><draw:frame draw:style-name="fr1" draw:name="Object2" text:anchor-type="as-char" svg:y="-0.2437in" svg:width="2.3043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><text:span text:style-name="T1"/></text:p>
      <text:p text:style-name="P2"><text:span text:style-name="T1">Effect of Pressure in Solubility (Henry’s Law):</text:span></text:p>
      <text:p text:style-name="P4"><text:span text:style-name="T1">If applied pressure in a Gaseous Solute solution is </text:span><text:span text:style-name="T3">P</text:span></text:p>
      <text:p text:style-name="P4"><text:span text:style-name="T1"/></text:p>
      <text:p text:style-name="P4"><text:span text:style-name="T1"><draw:frame draw:style-name="fr1" draw:name="Object3" text:anchor-type="as-char" svg:y="-0.2181in" svg:width="0.7925in" svg:height="0.4016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<text:span text:style-name="T1"/></text:p>
      <text:p text:style-name="P4"><text:span text:style-name="T1"><draw:frame draw:style-name="fr2" draw:name="Object4" text:anchor-type="as-char" svg:y="-0.3398in" svg:width="1.9591in" svg:height="0.5839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"><text:span text:style-name="T1"/></text:p>
      <text:p text:style-name="P5"><text:span text:style-name="T1">K</text:span><text:span text:style-name="T4">H</text:span><text:span text:style-name="T6"> = Henry’s Proportional Constant</text:span></text:p>
      <text:p text:style-name="P5"><text:span text:style-name="T6"><text:s text:c="6"/>= S/P</text:span></text:p>
      <text:p text:style-name="P5"><text:span text:style-name="T6">Unit of K</text:span><text:span text:style-name="T4">H</text:span><text:span text:style-name="T6"> in SI standard is: M atm</text:span><text:span text:style-name="T10">-1</text:span><text:span text:style-name="T6"> </text:span></text:p>
      <text:p text:style-name="P5"><text:span text:style-name="T6"/></text:p>
      <text:p text:style-name="P3"><text:span text:style-name="T6">Solubility Product (K</text:span><text:span text:style-name="T4">sp</text:span><text:span text:style-name="T6"> and K</text:span><text:span text:style-name="T4">ip</text:span><text:span text:style-name="T6">):</text:span></text:p>
      <text:p text:style-name="P5"><text:span text:style-name="T6">Suppose, MgCl</text:span><text:span text:style-name="T4">2 <text:s/></text:span><text:span text:style-name="T6">is dissolved in water. Hence the ionic equation as follow-</text:span></text:p>
      <text:p text:style-name="P5"><text:span text:style-name="T6"><draw:frame draw:style-name="fr1" draw:name="Object5" text:anchor-type="as-char" svg:y="-0.172in" svg:width="1.6118in" svg:height="0.2327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"><text:span text:style-name="T6"><text:s/></text:span><text:span text:style-name="T6"><draw:frame draw:style-name="fr1" draw:name="Object6" text:anchor-type="as-char" svg:y="-0.172in" svg:width="1.4083in" svg:height="0.2327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"><text:span text:style-name="T6"/></text:p>
      <text:p text:style-name="P6"><text:span text:style-name="T6">**</text:span><text:span text:style-name="T7">Note: In IUPAC standard the Solubility of a solution with a specific solute and solvent is measured I mole/Liter which essentially means the Molarity of the solution. So K</text:span><text:span text:style-name="T5">sp </text:span><text:span text:style-name="T7"><text:s/>is the Ionic Product of the product ion. For example: in the example above shows how to find Ksp of a Solution. Which needs the molarity of Mg</text:span><text:span text:style-name="T11">2+ </text:span><text:span text:style-name="T7">and Cl</text:span><text:span text:style-name="T11"> -</text:span><text:span text:style-name="T7"> . But because solubility is the molarity of the solution so we can say [Mg</text:span><text:span text:style-name="T11">2+</text:span><text:span text:style-name="T7">] = [Cl</text:span><text:span text:style-name="T11"> -</text:span><text:span text:style-name="T7">] = Solubility or S</text:span></text:p>
      <text:p text:style-name="P6"><text:span text:style-name="T7"/></text:p>
      <text:p text:style-name="P7"><text:span text:style-name="T6">K</text:span><text:span text:style-name="T4">sp </text:span><text:span text:style-name="T6">in the above reaction is, </text:span><text:span text:style-name="T6"><draw:frame draw:style-name="fr1" draw:name="Object7" text:anchor-type="as-char" svg:y="-0.172in" svg:width="1.1161in" svg:height="0.2327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8"><text:span text:style-name="T6"/></text:p>
      <text:p text:style-name="P7"><text:span text:style-name="T6">**In order to use this equation the given Solubility must be converted to mole L</text:span><text:span text:style-name="T10">-</text:span><text:span text:style-name="T6"> or M. For example if the Given solubility is : 5</text:span><text:span text:style-name="T8">x10</text:span><text:span text:style-name="T12"> -4 </text:span><text:span text:style-name="T8">g/L we have to covert g/L to mole/L. In order to convert g/L to mole/L we have to divide the g/L by the Molar mass of solute</text:span></text:p>
      <text:p text:style-name="P7"><text:span text:style-name="T8"/></text:p>
      <text:p text:style-name="P9"><text:span text:style-name="T6">**** The equation of K</text:span><text:span text:style-name="T4">ip </text:span><text:span text:style-name="T6">and K</text:span><text:span text:style-name="T4">sp </text:span><text:span text:style-name="T6">is the same . Difference between <text:s/>K</text:span><text:span text:style-name="T4">ip </text:span><text:span text:style-name="T6">and K</text:span><text:span text:style-name="T4">sp </text:span><text:span text:style-name="T6">is K</text:span><text:span text:style-name="T4">sp</text:span><text:span text:style-name="T6"> is the constant Ionic product for a solution in saturated state. It means we can identify K</text:span><text:span text:style-name="T4">sp </text:span><text:span text:style-name="T6">only for saturated solutions. And it’s value is constant in a specific solution and at a specific Temperature. </text:span></text:p>
      <text:p text:style-name="P9"><text:span text:style-name="T6">But K</text:span><text:span text:style-name="T4">ip </text:span><text:span text:style-name="T6"><text:s/>is essentially the ionic product of solute . K</text:span><text:span text:style-name="T4">ip </text:span><text:span text:style-name="T6">can be changed if the Concentration of the solution is changed . Also K</text:span><text:span text:style-name="T4">ip</text:span><text:span text:style-name="T6"> can be calculated at any solution (saturated , unsaturated or over-saturated). </text:span></text:p>
      <text:p text:style-name="P9"><text:span text:style-name="T6"/></text:p>
      <text:p text:style-name="P11"><text:span text:style-name="T6">Relation between K</text:span><text:span text:style-name="T4">sp </text:span><text:span text:style-name="T9"><text:s/></text:span><text:span text:style-name="T6">and K</text:span><text:span text:style-name="T4">ip </text:span><text:span text:style-name="T6">:</text:span></text:p>
      <text:p text:style-name="P10"><text:span text:style-name="T6">if, K</text:span><text:span text:style-name="T4">ip </text:span><text:span text:style-name="T6">= K</text:span><text:span text:style-name="T4">sp</text:span><text:span text:style-name="T6"> : The solution is saturated</text:span></text:p>
      <text:p text:style-name="P10"><text:span text:style-name="T6">if, K</text:span><text:span text:style-name="T4">ip </text:span><text:span text:style-name="T6">&gt; K</text:span><text:span text:style-name="T4">sp </text:span><text:span text:style-name="T6">: The solution is over-saturated .</text:span></text:p>
      <text:p text:style-name="P10"><text:span text:style-name="T6">if, K</text:span><text:span text:style-name="T4">ip </text:span><text:span text:style-name="T6">&lt; K</text:span><text:span text:style-name="T4">sp </text:span><text:span text:style-name="T6">: The solution is unsaturated .</text:span></text:p>
      <text:p text:style-name="P10"><text:soft-page-break/><text:span text:style-name="T6"/></text:p>
      <text:p text:style-name="P10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2" style:font-family-complex="'Lohit Devanagari'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01:38:25.233792239</meta:creation-date>
    <dc:date>2021-11-13T02:29:44.377884925</dc:date>
    <meta:editing-duration>PT6M56S</meta:editing-duration>
    <meta:editing-cycles>2</meta:editing-cycles>
    <meta:generator>LibreOffice/7.2.1.2$Linux_X86_64 LibreOffice_project/20$Build-2</meta:generator>
    <meta:document-statistic meta:table-count="0" meta:image-count="0" meta:object-count="7" meta:page-count="2" meta:paragraph-count="24" meta:word-count="324" meta:character-count="1735" meta:non-whitespace-character-count="1414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row>
          <mi mathvariant="italic">Moles</mi>
          <mi mathvariant="italic">of</mi>
          <mi mathvariant="italic">Solute</mi>
        </mrow>
        <mrow>
          <mi mathvariant="italic">Volume</mi>
          <mi mathvariant="italic">of</mi>
          <mi mathvariant="italic">Solvent</mi>
        </mrow>
      </mfrac>
    </mrow>
    <annotation encoding="StarMath 5.0">S = { Moles of Solute } over { Volume of Solvent }</annotation>
  </semantics>
</math>
</file>

<file path=Object 2/content.xml><?xml version="1.0" encoding="utf-8"?>
<math xmlns="http://www.w3.org/1998/Math/MathML" display="block">
  <semantics>
    <mrow>
      <mi>S</mi>
      <mo stretchy="false">=</mo>
      <mfrac>
        <mrow>
          <mrow>
            <mn>100</mn>
            <mo stretchy="false">×</mo>
            <mi mathvariant="italic">Mass</mi>
          </mrow>
          <mi mathvariant="italic">of</mi>
          <mi mathvariant="italic">solute</mi>
          <mtext>in</mtext>
          <mi mathvariant="italic">grams</mi>
        </mrow>
        <mrow>
          <mi mathvariant="italic">Mass</mi>
          <mi mathvariant="italic">of</mi>
          <mi mathvariant="italic">solvent</mi>
          <mtext>in</mtext>
          <mi mathvariant="italic">gram</mi>
        </mrow>
      </mfrac>
    </mrow>
    <annotation encoding="StarMath 5.0">S = { 100 times Mass of  solute "in" grams } over { Mass of solvent "in" gram }</annotation>
  </semantics>
</math>
</file>

<file path=Object 3/content.xml><?xml version="1.0" encoding="utf-8"?>
<math xmlns="http://www.w3.org/1998/Math/MathML" display="block">
  <semantics>
    <mtable>
      <mtr>
        <mtd>
          <mrow>
            <mi>S</mi>
            <mo stretchy="false">∝</mo>
            <mi>P</mi>
          </mrow>
        </mtd>
      </mtr>
      <mtr>
        <mtd>
          <mrow>
            <mi>S</mi>
            <mo stretchy="false">=</mo>
            <mrow>
              <msub>
                <mi>K</mi>
                <mi>H</mi>
              </msub>
              <mo stretchy="false">×</mo>
              <mi>P</mi>
            </mrow>
          </mrow>
        </mtd>
      </mtr>
    </mtable>
    <annotation encoding="StarMath 5.0">S prop P newline S = K_H times P
</annotation>
  </semantics>
</math>
</file>

<file path=Object 4/content.xml><?xml version="1.0" encoding="utf-8"?>
<math xmlns="http://www.w3.org/1998/Math/MathML" display="block">
  <semantics>
    <mrow>
      <mrow>
        <mfrac>
          <msub>
            <mi>S</mi>
            <mn>1</mn>
          </msub>
          <msub>
            <mi>P</mi>
            <mn>1</mn>
          </msub>
        </mfrac>
        <mo stretchy="false">=</mo>
        <mfrac>
          <msub>
            <mi>S</mi>
            <mn>2</mn>
          </msub>
          <msub>
            <mi>P</mi>
            <mn>2</mn>
          </msub>
        </mfrac>
        <mo stretchy="false">=</mo>
        <mfrac>
          <msub>
            <mi>S</mi>
            <mn>3</mn>
          </msub>
          <msub>
            <mi>P</mi>
            <mn>3</mn>
          </msub>
        </mfrac>
        <mo stretchy="false">=</mo>
        <mn>................</mn>
      </mrow>
      <mi>.</mi>
    </mrow>
    <annotation encoding="StarMath 5.0">S_1 over P_1 = S_2 over P_2 = S_3 over P_3 = .................</annotation>
  </semantics>
</math>
</file>

<file path=Object 5/content.xml><?xml version="1.0" encoding="utf-8"?>
<math xmlns="http://www.w3.org/1998/Math/MathML" display="block">
  <semantics>
    <mrow>
      <msub>
        <mi mathvariant="italic">MgCl</mi>
        <mn>2</mn>
      </msub>
      <mrow>
        <mi mathvariant="normal">⇌</mi>
        <mo stretchy="false">=</mo>
        <mrow>
          <msup>
            <mi mathvariant="italic">Mg</mi>
            <mrow>
              <mn>2</mn>
              <mtext>+</mtext>
            </mrow>
          </msup>
          <mo stretchy="false">+</mo>
          <mn>2</mn>
        </mrow>
      </mrow>
      <msup>
        <mi mathvariant="italic">Cl</mi>
        <mtext> -</mtext>
      </msup>
    </mrow>
    <annotation encoding="StarMath 5.0">MgCl_2 %Ux21CC = Mg^{ 2"+" } + 2Cl^" -"</annotation>
  </semantics>
</math>
</file>

<file path=Object 6/content.xml><?xml version="1.0" encoding="utf-8"?>
<math xmlns="http://www.w3.org/1998/Math/MathML" display="block">
  <semantics>
    <mrow>
      <msub>
        <mi>K</mi>
        <mi mathvariant="italic">sp</mi>
      </msub>
      <mo stretchy="false">=</mo>
      <mrow>
        <mrow>
          <mo fence="true" form="prefix" stretchy="false">[</mo>
          <mrow>
            <msup>
              <mi mathvariant="italic">Mg</mi>
              <mrow>
                <mn>2</mn>
                <mtext>+</mtext>
              </mrow>
            </msup>
          </mrow>
          <mo fence="true" form="postfix" stretchy="false">]</mo>
        </mrow>
        <mo stretchy="false">+</mo>
        <msup>
          <mrow>
            <mo fence="true" form="prefix" stretchy="false">[</mo>
            <mrow>
              <msup>
                <mi mathvariant="italic">Cl</mi>
                <mtext> -</mtext>
              </msup>
            </mrow>
            <mo fence="true" form="postfix" stretchy="false">]</mo>
          </mrow>
          <mn>2</mn>
        </msup>
      </mrow>
    </mrow>
    <annotation encoding="StarMath 5.0">K_sp = [Mg^{ 2"+" }] + [Cl^" -"]^2</annotation>
  </semantics>
</math>
</file>

<file path=Object 7/content.xml><?xml version="1.0" encoding="utf-8"?>
<math xmlns="http://www.w3.org/1998/Math/MathML" display="block">
  <semantics>
    <mrow>
      <msub>
        <mi>K</mi>
        <mi mathvariant="italic">sp</mi>
      </msub>
      <mo stretchy="false">=</mo>
      <mrow>
        <mi>S</mi>
        <mo stretchy="false">×</mo>
        <msup>
          <mi>S</mi>
          <mn>2</mn>
        </msup>
      </mrow>
      <mo stretchy="false">=</mo>
      <msup>
        <mi>S</mi>
        <mn>3</mn>
      </msup>
    </mrow>
    <annotation encoding="StarMath 5.0">K_sp = S times S^2 = S^3</annotation>
  </semantics>
</math>
</file>